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3.532cm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5.534cm"/>
    </style:style>
    <style:style style:name="gr3" style:family="graphic" style:parent-style-name="standard">
      <style:graphic-properties draw:textarea-horizontal-align="justify" draw:textarea-vertical-align="middle" draw:auto-grow-height="false" fo:min-height="1.73cm" fo:min-width="4.098cm"/>
    </style:style>
    <style:style style:name="gr4" style:family="graphic" style:parent-style-name="standard">
      <style:graphic-properties draw:textarea-horizontal-align="justify" draw:textarea-vertical-align="middle" draw:auto-grow-height="false" fo:min-height="1.93cm" fo:min-width="4.94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7cm" svg:height="2.7cm" svg:x="13.6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2cm" svg:height="2.7cm" svg:x="7.2cm" svg:y="5.1cm">
          <text:p text:style-name="P1">input a, b </text:p>
          <draw:enhanced-geometry svg:viewBox="0 0 21600 21600" draw:glue-points="?f6 0 10800 ?f8 ?f11 10800 ?f9 21600 10800 ?f10 ?f5 10800" draw:text-areas="?f3 ?f3 ?f4 ?f4" draw:type="parallelogram" draw:modifiers="9115.733925843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6.5cm" svg:height="2.8cm" svg:x="2.9cm" svg:y="19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6.5cm" svg:height="2.6cm" svg:x="7.8cm" svg:y="15.1cm">
          <text:p text:style-name="P1">output x </text:p>
          <draw:enhanced-geometry svg:viewBox="0 0 21600 21600" draw:glue-points="?f6 0 10800 ?f8 ?f11 10800 ?f9 21600 10800 ?f10 ?f5 10800" draw:text-areas="?f3 ?f3 ?f4 ?f4" draw:type="parallelogram" draw:modifiers="5199.81541301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6.45cm" svg:y1="4.1cm" svg:x2="10.8cm" svg:y2="5.1cm" draw:start-shape="id1" draw:start-glue-point="8" draw:end-shape="id2" draw:end-glue-point="5" svg:d="M16450 4100l-5650 1000" svg:viewBox="0 0 5651 1001">
          <text:p/>
        </draw:connector>
        <draw:connector draw:style-name="gr5" draw:text-style-name="P2" draw:layer="layout" draw:type="line" svg:x1="10.268cm" svg:y1="17.7cm" svg:x2="9.4cm" svg:y2="21.3cm" draw:start-shape="id3" draw:start-glue-point="7" draw:end-shape="id4" svg:d="M10268 17700l-868 3600" svg:viewBox="0 0 869 3601">
          <text:p/>
        </draw:connector>
        <draw:custom-shape draw:style-name="gr2" draw:text-style-name="P1" xml:id="id5" draw:id="id5" draw:layer="layout" svg:width="7.2cm" svg:height="2.7cm" svg:x="8.8cm" svg:y="9.7cm">
          <text:p text:style-name="P1">x=a+b 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0.8cm" svg:y1="7.8cm" svg:x2="12.4cm" svg:y2="9.7cm" draw:start-shape="id2" draw:end-shape="id5" svg:d="M10800 7800l1600 1900" svg:viewBox="0 0 1601 1901">
          <text:p/>
        </draw:connector>
        <draw:connector draw:style-name="gr5" draw:text-style-name="P2" draw:layer="layout" draw:type="line" svg:x1="12.4cm" svg:y1="12.4cm" svg:x2="11.05cm" svg:y2="15.1cm" draw:start-shape="id5" draw:end-shape="id3" svg:d="M12400 12400l-1350 2700" svg:viewBox="0 0 135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2:12.906247665</meta:creation-date>
    <dc:date>2019-09-16T09:01:00.855369766</dc:date>
    <meta:editing-duration>PT13M3S</meta:editing-duration>
    <meta:editing-cycles>8</meta:editing-cycles>
    <meta:generator>LibreOffice/6.0.7.3$Linux_X86_64 LibreOffice_project/00m0$Build-3</meta:generator>
    <meta:document-statistic meta:object-count="9"/>
  </office:meta>
</office:document-meta>
</file>